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yberpnuk2" svg:font-family="Cyberpnuk2" style:font-pitch="variable"/>
    <style:font-face style:name="Cyberpnuk21" svg:font-family="Cyberpnuk2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Roboto Condensed" svg:font-family="'Roboto Condensed'" style:font-adornments="Regular" style:font-pitch="variable"/>
    <style:font-face style:name="Roboto Condensed1" svg:font-family="'Roboto Condensed'" style:font-pitch="variable"/>
    <style:font-face style:name="Roboto Mono Medium" svg:font-family="'Roboto Mono Medium'" style:font-pitch="variable"/>
    <style:font-face style:name="Roboto Mono Medium1" svg:font-family="'Roboto Mono Medium'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sc">
      <style:graphic-properties/>
    </style:style>
    <style:style style:name="gr2" style:family="graphic" style:parent-style-name="Title_20_A4">
      <style:graphic-properties draw:textarea-horizontal-align="center" draw:textarea-vertical-align="middle" draw:auto-grow-height="true" draw:auto-grow-width="true" fo:min-height="1.026cm" fo:min-width="6.39cm"/>
      <style:paragraph-properties style:writing-mode="lr-tb"/>
    </style:style>
    <style:style style:name="gr3" style:family="graphic" style:parent-style-name="Line_20_1">
      <style:graphic-properties draw:textarea-horizontal-align="center" draw:textarea-vertical-align="middle"/>
    </style:style>
    <style:style style:name="gr4" style:family="graphic" style:parent-style-name="Line_20_1">
      <style:graphic-properties/>
    </style:style>
    <style:style style:name="gr5" style:family="graphic" style:parent-style-name="Line_20_2">
      <style:graphic-properties/>
    </style:style>
    <style:style style:name="gr6" style:family="graphic" style:parent-style-name="Text_20_A4_20_small">
      <style:graphic-properties fo:min-height="0.247cm" fo:min-width="2.079cm"/>
      <style:paragraph-properties style:writing-mode="lr-tb"/>
    </style:style>
    <style:style style:name="gr7" style:family="graphic" style:parent-style-name="Line_20_2">
      <style:graphic-properties draw:textarea-vertical-align="middle"/>
    </style:style>
    <style:style style:name="gr8" style:family="graphic" style:parent-style-name="Text_20_A4_20_small">
      <style:graphic-properties fo:min-height="0.247cm" fo:min-width="1.554cm"/>
      <style:paragraph-properties style:writing-mode="lr-tb"/>
    </style:style>
    <style:style style:name="gr9" style:family="graphic" style:parent-style-name="Text_20_A4_20_small">
      <style:graphic-properties fo:min-height="0.247cm" fo:min-width="2.155cm"/>
      <style:paragraph-properties style:writing-mode="lr-tb"/>
    </style:style>
    <style:style style:name="gr10" style:family="graphic" style:parent-style-name="Text_20_A4_20_small">
      <style:graphic-properties fo:min-height="0.247cm" fo:min-width="1.042cm"/>
      <style:paragraph-properties style:writing-mode="lr-tb"/>
    </style:style>
    <style:style style:name="gr11" style:family="graphic" style:parent-style-name="Line_20_2">
      <style:graphic-properties fo:min-height="0cm" fo:min-width="0cm"/>
    </style:style>
    <style:style style:name="gr12" style:family="graphic" style:parent-style-name="Text_20_A4_20_small">
      <style:graphic-properties fo:min-height="0.247cm" fo:min-width="1.148cm"/>
      <style:paragraph-properties style:writing-mode="lr-tb"/>
    </style:style>
    <style:style style:name="gr13" style:family="graphic" style:parent-style-name="Text_20_A4_20_small">
      <style:graphic-properties fo:min-height="0.247cm" fo:min-width="0.784cm"/>
      <style:paragraph-properties style:writing-mode="lr-tb"/>
    </style:style>
    <style:style style:name="gr14" style:family="graphic" style:parent-style-name="Text_20_A4_20_small">
      <style:graphic-properties fo:min-height="0.247cm" fo:min-width="0.631cm"/>
      <style:paragraph-properties style:writing-mode="lr-tb"/>
    </style:style>
    <style:style style:name="gr15" style:family="graphic" style:parent-style-name="Text_20_A4_20_small">
      <style:graphic-properties fo:min-height="0.247cm" fo:min-width="1.038cm"/>
      <style:paragraph-properties style:writing-mode="lr-tb"/>
    </style:style>
    <style:style style:name="gr16" style:family="graphic" style:parent-style-name="Text_20_A4_20_small">
      <style:graphic-properties fo:min-height="0.247cm" fo:min-width="0.889cm"/>
      <style:paragraph-properties style:writing-mode="lr-tb"/>
    </style:style>
    <style:style style:name="gr17" style:family="graphic" style:parent-style-name="Text_20_A4_20_small">
      <style:graphic-properties fo:min-height="0.247cm" fo:min-width="0.563cm"/>
      <style:paragraph-properties style:writing-mode="lr-tb"/>
    </style:style>
    <style:style style:name="gr18" style:family="graphic" style:parent-style-name="Line_20_2">
      <style:graphic-properties draw:shadow="hidden"/>
    </style:style>
    <style:style style:name="gr19" style:family="graphic" style:parent-style-name="Desc">
      <style:graphic-properties/>
      <style:paragraph-properties style:writing-mode="lr-tb"/>
    </style:style>
    <style:style style:name="gr20" style:family="graphic" style:parent-style-name="Cond">
      <style:graphic-properties fo:min-height="0.5cm" fo:min-width="0.5cm"/>
      <style:paragraph-properties style:writing-mode="lr-tb"/>
    </style:style>
    <style:style style:name="gr21" style:family="graphic" style:parent-style-name="Text_20_A4_20_small">
      <style:graphic-properties fo:min-height="0.247cm" fo:min-width="0.259cm"/>
      <style:paragraph-properties style:writing-mode="lr-tb"/>
    </style:style>
    <style:style style:name="gr22" style:family="graphic" style:parent-style-name="Text_20_A4_20_small">
      <style:graphic-properties draw:auto-grow-width="false" fo:min-height="0.247cm"/>
      <style:paragraph-properties style:writing-mode="lr-tb"/>
    </style:style>
    <style:style style:name="gr23" style:family="graphic" style:parent-style-name="Text_20_A4_20_small">
      <style:graphic-properties fo:min-height="0.247cm" fo:min-width="1.977cm"/>
      <style:paragraph-properties style:writing-mode="lr-tb"/>
    </style:style>
    <style:style style:name="gr24" style:family="graphic" style:parent-style-name="Text_20_A4_20_small">
      <style:graphic-properties fo:min-height="0.247cm" fo:min-width="2.05cm"/>
      <style:paragraph-properties style:writing-mode="lr-tb"/>
    </style:style>
    <style:style style:name="gr25" style:family="graphic" style:parent-style-name="Text_20_A4_20_small">
      <style:graphic-properties fo:min-height="0.247cm" fo:min-width="1.757cm"/>
      <style:paragraph-properties style:writing-mode="lr-tb"/>
    </style:style>
    <style:style style:name="gr26" style:family="graphic" style:parent-style-name="Text_20_A4_20_small">
      <style:graphic-properties fo:min-height="0.25cm" fo:min-width="1.537cm"/>
      <style:paragraph-properties style:writing-mode="lr-tb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Text_20_A4_20_small">
      <style:graphic-properties fo:min-height="0.247cm" fo:min-width="0.73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polygon draw:style-name="gr1" draw:layer="layout" svg:width="7.999cm" svg:height="0.999cm" svg:x="9.999cm" svg:y="1.499cm" svg:viewBox="0 0 8000 1000" draw:points="0,0 7000,0 8000,1000 1000,998">
          <text:p/>
        </draw:polygon>
        <draw:frame draw:style-name="gr2" draw:text-style-name="P1" draw:layer="layout" svg:width="6.39cm" svg:height="1.026cm" svg:x="10.799cm" svg:y="1.493cm">
          <draw:text-box>
            <text:p>N1ghth4wk</text:p>
          </draw:text-box>
        </draw:frame>
        <draw:polygon draw:style-name="gr3" draw:text-style-name="P2" draw:layer="layout" svg:width="18.002cm" svg:height="26cm" svg:x="1.499cm" svg:y="1.499cm" svg:viewBox="0 0 18003 26001" draw:points="0,0 8500,0 9500,1000 17500,1000 18002,1500 18003,25501 17501,26001 501,26001 1,25501">
          <text:p/>
        </draw:polygon>
        <draw:polygon draw:style-name="gr4" draw:layer="layout" svg:width="7.999cm" svg:height="5.999cm" svg:x="10.999cm" svg:y="2.999cm" svg:viewBox="0 0 8000 6000" draw:points="0,0 7500,0 8000,500 8000,5500 7500,6000 500,6000 0,5500">
          <text:p/>
        </draw:polygon>
        <draw:polygon draw:style-name="gr4" draw:layer="layout" svg:width="5.499cm" svg:height="8.499cm" draw:transform="rotate (-1.5707963267949) translate (10.499cm 3.499cm)" svg:viewBox="0 0 5500 8500" draw:points="0,0 5000,0 5500,500 5500,8000 5000,8500 0,8500">
          <text:p/>
        </draw:polygon>
        <draw:line draw:style-name="gr5" draw:layer="layout" svg:x1="1.999cm" svg:y1="2.999cm" svg:x2="10.499cm" svg:y2="2.999cm">
          <text:p/>
        </draw:line>
        <draw:frame draw:style-name="gr6" draw:text-style-name="P1" draw:layer="layout" svg:width="2.179cm" svg:height="0.297cm" svg:x="8.32cm" svg:y="2.999cm">
          <draw:text-box>
            <text:p>Name / runner name</text:p>
          </draw:text-box>
        </draw:frame>
        <draw:line draw:style-name="gr7" draw:text-style-name="P2" draw:layer="layout" svg:x1="2.499cm" svg:y1="4.599cm" svg:x2="9.999cm" svg:y2="4.599cm">
          <text:p/>
        </draw:line>
        <draw:line draw:style-name="gr7" draw:text-style-name="P2" draw:layer="layout" svg:x1="2.499cm" svg:y1="5.599cm" svg:x2="9.999cm" svg:y2="5.599cm">
          <text:p/>
        </draw:line>
        <draw:frame draw:style-name="gr8" draw:text-style-name="P1" draw:layer="layout" svg:width="1.654cm" svg:height="0.297cm" svg:x="8.349cm" svg:y="4.602cm">
          <draw:text-box>
            <text:p>Metatype / sex</text:p>
          </draw:text-box>
        </draw:frame>
        <draw:frame draw:style-name="gr9" draw:text-style-name="P1" draw:layer="layout" svg:width="2.255cm" svg:height="0.297cm" svg:x="7.744cm" svg:y="5.602cm">
          <draw:text-box>
            <text:p>Age / height / weight</text:p>
          </draw:text-box>
        </draw:frame>
        <draw:frame draw:style-name="gr10" draw:text-style-name="P1" draw:layer="layout" svg:width="1.142cm" svg:height="0.297cm" svg:x="2.857cm" svg:y="7.302cm">
          <draw:text-box>
            <text:p>strength</text:p>
          </draw:text-box>
        </draw:frame>
        <draw:custom-shape draw:style-name="gr11" draw:layer="layout" svg:width="7.5cm" svg:height="1.5cm" svg:x="2.499cm" svg:y="6.099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.248cm" svg:height="0.297cm" svg:x="7.251cm" svg:y="7.299cm">
          <draw:text-box>
            <text:p>willpower</text:p>
          </draw:text-box>
        </draw:frame>
        <draw:frame draw:style-name="gr13" draw:text-style-name="P1" draw:layer="layout" svg:width="0.884cm" svg:height="0.297cm" svg:x="4.615cm" svg:y="7.299cm">
          <draw:text-box>
            <text:p>Agility</text:p>
          </draw:text-box>
        </draw:frame>
        <draw:frame draw:style-name="gr14" draw:text-style-name="P1" draw:layer="layout" svg:width="0.731cm" svg:height="0.297cm" svg:x="6.268cm" svg:y="7.302cm">
          <draw:text-box>
            <text:p>logic</text:p>
          </draw:text-box>
        </draw:frame>
        <draw:line draw:style-name="gr7" draw:layer="layout" svg:x1="3.999cm" svg:y1="6.099cm" svg:x2="3.999cm" svg:y2="7.699cm">
          <text:p/>
        </draw:line>
        <draw:line draw:style-name="gr7" draw:layer="layout" svg:x1="5.499cm" svg:y1="6.099cm" svg:x2="5.499cm" svg:y2="7.599cm">
          <text:p/>
        </draw:line>
        <draw:line draw:style-name="gr7" draw:layer="layout" svg:x1="6.999cm" svg:y1="6.099cm" svg:x2="6.999cm" svg:y2="7.599cm">
          <text:p/>
        </draw:line>
        <draw:line draw:style-name="gr7" draw:layer="layout" svg:x1="8.499cm" svg:y1="6.099cm" svg:x2="8.499cm" svg:y2="7.599cm">
          <text:p/>
        </draw:line>
        <draw:frame draw:style-name="gr15" draw:text-style-name="P1" draw:layer="layout" svg:width="1.138cm" svg:height="0.297cm" svg:x="8.861cm" svg:y="7.299cm">
          <draw:text-box>
            <text:p>charisma</text:p>
          </draw:text-box>
        </draw:frame>
        <draw:custom-shape draw:style-name="gr11" draw:layer="layout" svg:width="7.5cm" svg:height="1cm" svg:x="2.499cm" svg:y="7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layer="layout" svg:x1="3.999cm" svg:y1="7.699cm" svg:x2="3.999cm" svg:y2="8.599cm">
          <text:p/>
        </draw:line>
        <draw:frame draw:style-name="gr16" draw:text-style-name="P1" draw:layer="layout" svg:width="0.989cm" svg:height="0.297cm" svg:x="3.01cm" svg:y="8.302cm">
          <draw:text-box>
            <text:p>essence</text:p>
          </draw:text-box>
        </draw:frame>
        <draw:frame draw:style-name="gr17" draw:text-style-name="P1" draw:layer="layout" svg:width="0.663cm" svg:height="0.297cm" svg:x="9.336cm" svg:y="8.302cm">
          <draw:text-box>
            <text:p>edge</text:p>
          </draw:text-box>
        </draw:frame>
        <draw:path draw:style-name="gr18" draw:layer="layout" svg:width="3.875cm" svg:height="0.698cm" svg:x="4.099cm" svg:y="7.749cm" svg:viewBox="0 0 3876 699" svg:d="M125 233h250l126 233-126 233h-250l-125-233zM500 0h250l126 232-126 234h-250l-125-234zM875 233h250l126 233-126 233h-250l-125-233zM1250 0h250l126 232-126 234h-250l-125-234zM1625 233h250l126 233-126 233h-250l-125-233zM2000 0h250l126 232-126 234h-250l-125-234zM2375 233h250l126 233-126 233h-250l-125-233zM2750 0h250l126 232-126 234h-250l-125-234zM3125 233h250l126 233-126 233h-250l-125-233zM3500 0h250l126 232-126 234h-250l-125-234z">
          <text:p/>
        </draw:path>
        <draw:polygon draw:style-name="gr19" draw:text-style-name="P1" draw:layer="layout" svg:width="2.699cm" svg:height="0.499cm" svg:x="1.999cm" svg:y="3.499cm" svg:viewBox="0 0 2700 500" draw:points="2700,0 0,0 0,500 2200,500">
          <text:p>Biometrics</text:p>
        </draw:polygon>
        <draw:g>
          <draw:custom-shape draw:style-name="gr20" draw:text-style-name="P1" draw:layer="layout" svg:width="0.5cm" svg:height="0.5cm" svg:x="11.499cm" svg:y="12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2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2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2.7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2.7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2.7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3.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3.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3.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3.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3.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3.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4.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4.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4.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5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5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5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5.69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5.69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5.699cm">
            <text:p text:style-name="P1">a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" draw:layer="layout" svg:width="0.5cm" svg:height="0.5cm" svg:x="16.999cm" svg:y="13.8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3.8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3.8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999cm" svg:y="13.2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3.2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3.2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999cm" svg:y="12.6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2.6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2.6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999cm" svg:y="12.0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2.0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2.099cm">
            <text:p text:style-name="P1">s</text:p>
            <draw:enhanced-geometry svg:viewBox="0 0 21600 21600" draw:type="rectangle" draw:enhanced-path="M 0 0 L 21600 0 21600 21600 0 21600 0 0 Z N"/>
          </draw:custom-shape>
          <draw:frame draw:style-name="gr21" draw:text-style-name="P1" draw:layer="layout" svg:width="0.359cm" svg:height="0.297cm" svg:x="17.999cm" svg:y="12.402cm">
            <draw:text-box>
              <text:p>-1</text:p>
            </draw:text-box>
          </draw:frame>
          <draw:frame draw:style-name="gr21" draw:text-style-name="P1" draw:layer="layout" svg:width="0.359cm" svg:height="0.297cm" svg:x="18cm" svg:y="13.003cm">
            <draw:text-box>
              <text:p>-2</text:p>
            </draw:text-box>
          </draw:frame>
          <draw:frame draw:style-name="gr21" draw:text-style-name="P1" draw:layer="layout" svg:width="0.359cm" svg:height="0.297cm" svg:x="18cm" svg:y="13.603cm">
            <draw:text-box>
              <text:p>-3</text:p>
            </draw:text-box>
          </draw:frame>
          <draw:frame draw:style-name="gr21" draw:text-style-name="P1" draw:layer="layout" svg:width="0.359cm" svg:height="0.297cm" svg:x="18cm" svg:y="14.203cm">
            <draw:text-box>
              <text:p>-4</text:p>
            </draw:text-box>
          </draw:frame>
          <draw:custom-shape draw:style-name="gr20" draw:text-style-name="P1" draw:layer="layout" svg:width="0.5cm" svg:height="0.5cm" svg:x="16.999cm" svg:y="14.5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4.5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4.5cm">
            <text:p text:style-name="P1">s</text:p>
            <draw:enhanced-geometry svg:viewBox="0 0 21600 21600" draw:type="rectangle" draw:enhanced-path="M 0 0 L 21600 0 21600 21600 0 21600 0 0 Z N"/>
          </draw:custom-shape>
          <draw:frame draw:style-name="gr21" draw:text-style-name="P1" draw:layer="layout" svg:width="0.359cm" svg:height="0.297cm" svg:x="17.999cm" svg:y="14.803cm">
            <draw:text-box>
              <text:p>-5</text:p>
            </draw:text-box>
          </draw:frame>
          <draw:custom-shape draw:style-name="gr20" draw:text-style-name="P1" draw:layer="layout" svg:width="0.5cm" svg:height="0.5cm" svg:x="16.999cm" svg:y="15.1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5.1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5.1cm">
            <text:p text:style-name="P1">s</text:p>
            <draw:enhanced-geometry svg:viewBox="0 0 21600 21600" draw:type="rectangle" draw:enhanced-path="M 0 0 L 21600 0 21600 21600 0 21600 0 0 Z N"/>
          </draw:custom-shape>
          <draw:frame draw:style-name="gr22" draw:text-style-name="P1" draw:layer="layout" svg:width="0.359cm" svg:height="0.297cm" svg:x="17.999cm" svg:y="15.403cm">
            <draw:text-box>
              <text:p>-6</text:p>
            </draw:text-box>
          </draw:frame>
        </draw:g>
        <draw:g>
          <draw:custom-shape draw:style-name="gr20" draw:text-style-name="P1" draw:layer="layout" svg:width="0.5cm" svg:height="0.5cm" svg:x="13.999cm" svg:y="12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2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2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2.7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2.7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2.7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3.3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3.3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3.3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3.9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3.9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3.9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4.5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4.5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4.5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5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5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5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" draw:layer="layout" svg:width="0.359cm" svg:height="0.297cm" svg:x="15.499cm" svg:y="14.205cm">
            <draw:text-box>
              <text:p>-4</text:p>
            </draw:text-box>
          </draw:frame>
          <draw:frame draw:style-name="gr21" draw:text-style-name="P1" draw:layer="layout" svg:width="0.359cm" svg:height="0.297cm" svg:x="15.499cm" svg:y="14.802cm">
            <draw:text-box>
              <text:p>-5</text:p>
            </draw:text-box>
          </draw:frame>
          <draw:frame draw:style-name="gr21" draw:text-style-name="P1" draw:layer="layout" svg:width="0.359cm" svg:height="0.297cm" svg:x="15.499cm" svg:y="15.402cm">
            <draw:text-box>
              <text:p>-6</text:p>
            </draw:text-box>
          </draw:frame>
          <draw:frame draw:style-name="gr21" draw:text-style-name="P1" draw:layer="layout" svg:width="0.359cm" svg:height="0.297cm" svg:x="15.499cm" svg:y="13.605cm">
            <draw:text-box>
              <text:p>-3</text:p>
            </draw:text-box>
          </draw:frame>
          <draw:frame draw:style-name="gr21" draw:text-style-name="P1" draw:layer="layout" svg:width="0.359cm" svg:height="0.297cm" svg:x="15.49cm" svg:y="13.005cm">
            <draw:text-box>
              <text:p>-2</text:p>
            </draw:text-box>
          </draw:frame>
          <draw:frame draw:style-name="gr21" draw:text-style-name="P1" draw:layer="layout" svg:width="0.359cm" svg:height="0.297cm" svg:x="15.499cm" svg:y="12.405cm">
            <draw:text-box>
              <text:p>-1</text:p>
            </draw:text-box>
          </draw:frame>
        </draw:g>
        <draw:polygon draw:style-name="gr4" draw:layer="layout" svg:width="7.999cm" svg:height="7.499cm" svg:x="10.999cm" svg:y="9.499cm" svg:viewBox="0 0 8000 7500" draw:points="0,0 7500,0 8000,500 8000,7000 7500,7500 3000,7500 2500,7000 500,7000 0,6500">
          <text:p/>
        </draw:polygon>
        <draw:polygon draw:style-name="gr19" draw:text-style-name="P1" draw:layer="layout" svg:width="1.849cm" svg:height="0.499cm" svg:x="10.999cm" svg:y="9.499cm" svg:viewBox="0 0 1850 500" draw:points="0,0 0,500 1350,500 1850,0">
          <text:p>combat</text:p>
        </draw:polygon>
        <draw:line draw:style-name="gr5" draw:layer="layout" svg:x1="13.999cm" svg:y1="16.499cm" svg:x2="15.999cm" svg:y2="16.499cm">
          <text:p/>
        </draw:line>
        <draw:line draw:style-name="gr5" draw:layer="layout" svg:x1="11.499cm" svg:y1="11.599cm" svg:x2="18.499cm" svg:y2="11.599cm">
          <text:p/>
        </draw:line>
        <draw:frame draw:style-name="gr23" draw:text-style-name="P1" draw:layer="layout" svg:width="2.077cm" svg:height="0.297cm" svg:x="16.422cm" svg:y="11.599cm">
          <draw:text-box>
            <text:p>Secondary weapoN</text:p>
          </draw:text-box>
        </draw:frame>
        <draw:line draw:style-name="gr5" draw:layer="layout" svg:x1="11.499cm" svg:y1="10.599cm" svg:x2="18.499cm" svg:y2="10.599cm">
          <text:p/>
        </draw:line>
        <draw:frame draw:style-name="gr24" draw:text-style-name="P1" draw:layer="layout" svg:width="2.15cm" svg:height="0.297cm" svg:x="16.349cm" svg:y="10.599cm">
          <draw:text-box>
            <text:p>Primary weapoN</text:p>
          </draw:text-box>
        </draw:frame>
        <draw:polygon draw:style-name="gr4" draw:layer="layout" svg:width="2.549cm" svg:height="8.499cm" draw:transform="rotate (-1.5707963267949) translate (10.499cm 9.499cm)" svg:viewBox="0 0 2550 8500" draw:points="500,0 2550,0 2500,8500 0,8500 0,500">
          <text:p/>
        </draw:polygon>
        <draw:polygon draw:style-name="gr19" draw:text-style-name="P1" draw:layer="layout" svg:width="2.499cm" svg:height="0.499cm" svg:x="1.999cm" svg:y="9.499cm" svg:viewBox="0 0 2500 500" draw:points="2500,0 0,0 0,500 2000,500">
          <text:p>qualities</text:p>
        </draw:polygon>
        <draw:polygon draw:style-name="gr4" draw:layer="layout" svg:width="8.499cm" svg:height="4.499cm" svg:x="1.999cm" svg:y="12.499cm" svg:viewBox="0 0 8500 4500" draw:points="0,0 8500,0 8500,4000 8000,4500 6000,4500 5500,4000 500,4000 0,3500">
          <text:p/>
        </draw:polygon>
        <draw:polygon draw:style-name="gr19" draw:text-style-name="P1" draw:layer="layout" svg:width="1.849cm" svg:height="0.499cm" svg:x="1.999cm" svg:y="12.499cm" svg:viewBox="0 0 1850 500" draw:points="1850,0 1350,500 0,500 0,0">
          <text:p>Skills</text:p>
        </draw:polygon>
        <draw:line draw:style-name="gr5" draw:layer="layout" svg:x1="9.999cm" svg:y1="16.499cm" svg:x2="7.999cm" svg:y2="16.499cm">
          <text:p/>
        </draw:line>
        <draw:frame draw:style-name="gr25" draw:text-style-name="P1" draw:layer="layout" svg:width="1.857cm" svg:height="0.297cm" svg:x="8.142cm" svg:y="16.499cm">
          <draw:text-box>
            <text:p>Perception (L+W)</text:p>
          </draw:text-box>
        </draw:frame>
        <draw:line draw:style-name="gr5" draw:layer="layout" svg:x1="16.499cm" svg:y1="16.499cm" svg:x2="18.499cm" svg:y2="16.499cm">
          <text:p/>
        </draw:line>
        <draw:frame draw:style-name="gr22" draw:text-style-name="P1" draw:layer="layout" svg:width="1.5cm" svg:height="0.297cm" svg:x="16.999cm" svg:y="16.502cm">
          <draw:text-box>
            <text:p>Defense (A+L)</text:p>
          </draw:text-box>
        </draw:frame>
        <draw:frame draw:style-name="gr26" draw:text-style-name="P1" draw:layer="layout" svg:width="1.637cm" svg:height="0.3cm" svg:x="14.362cm" svg:y="16.499cm">
          <draw:text-box>
            <text:p>Initiative (A+E)</text:p>
          </draw:text-box>
        </draw:frame>
        <draw:polygon draw:style-name="gr4" draw:layer="layout" svg:width="17cm" svg:height="9.5cm" svg:x="1.999cm" svg:y="17.499cm" svg:viewBox="0 0 17001 9501" draw:points="0,0 16500,0 17000,500 17001,8001 16501,8501 11501,8501 10501,9501 501,9501 1,9001">
          <text:p/>
        </draw:polygon>
        <draw:polygon draw:style-name="gr19" draw:text-style-name="P1" draw:layer="layout" svg:width="6.949cm" svg:height="0.499cm" svg:x="1.999cm" svg:y="17.499cm" svg:viewBox="0 0 6950 500" draw:points="0,0 6950,0 6450,500 0,500">
          <text:p>Gear / amps / contacts / Notes</text:p>
        </draw:polygon>
        <draw:line draw:style-name="gr27" draw:text-style-name="P3" draw:layer="layout" svg:x1="12.799cm" svg:y1="12.548cm" svg:x2="14.298cm" svg:y2="12.548cm">
          <text:p/>
        </draw:line>
        <draw:line draw:style-name="gr27" draw:text-style-name="P3" draw:layer="layout" svg:x1="2.499cm" svg:y1="26.349cm" svg:x2="6.499cm" svg:y2="26.349cm">
          <text:p/>
        </draw:line>
        <draw:line draw:style-name="gr7" draw:text-style-name="P2" draw:layer="layout" svg:x1="13.5cm" svg:y1="27.003cm" svg:x2="18.5cm" svg:y2="27.003cm">
          <text:p/>
        </draw:line>
        <draw:frame draw:style-name="gr28" draw:text-style-name="P1" draw:layer="layout" svg:width="0.837cm" svg:height="0.297cm" svg:x="17.663cm" svg:y="27.003cm">
          <draw:text-box>
            <text:p>karm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yberpnuk2" svg:font-family="Cyberpnuk2" style:font-pitch="variable"/>
    <style:font-face style:name="Cyberpnuk21" svg:font-family="Cyberpnuk2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Roboto Condensed" svg:font-family="'Roboto Condensed'" style:font-adornments="Regular" style:font-pitch="variable"/>
    <style:font-face style:name="Roboto Condensed1" svg:font-family="'Roboto Condensed'" style:font-pitch="variable"/>
    <style:font-face style:name="Roboto Mono Medium" svg:font-family="'Roboto Mono Medium'" style:font-pitch="variable"/>
    <style:font-face style:name="Roboto Mono Medium1" svg:font-family="'Roboto Mono Medium'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color="#ffffff" loext:opacity="100%" loext:color-lum-mod="100%" loext:color-lum-off="0%" style:font-name="Cyberpnuk21" fo:font-family="Cyberpnuk2" style:font-style-name="Regular" style:font-pitch="variable" fo:font-size="26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 draw:textarea-horizontal-align="right" fo:padding-top="0.05cm" fo:padding-left="0.05cm" fo:padding-right="0.05cm" draw:shadow-color="#000000"/>
      <style:paragraph-properties fo:margin-left="0cm" fo:margin-right="0cm" fo:margin-top="0cm" fo:margin-bottom="0cm" fo:text-align="end" fo:text-indent="0cm">
        <style:tab-stops/>
      </style:paragraph-properties>
      <style:text-properties fo:text-transform="uppercase" fo:color="#333333" loext:opacity="100%" loext:color-lum-mod="100%" loext:color-lum-off="0%" style:font-name="Roboto Condensed" fo:font-family="'Roboto Condensed'" style:font-style-name="Regular" style:font-pitch="variable" fo:font-size="8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none" draw:shadow-color="#000000"/>
      <style:paragraph-properties>
        <style:tab-stops/>
      </style:paragraph-properties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ine_20_1" style:display-name="Line 1" style:family="graphic" style:parent-style-name="Shapes">
      <style:graphic-properties draw:stroke="solid" svg:stroke-width="0.05cm" svg:stroke-color="#333333" draw:marker-start-width="0.275cm" draw:marker-end-width="0.275cm" draw:stroke-linejoin="round" svg:stroke-linecap="round" draw:textarea-horizontal-align="justify" draw:textarea-vertical-align="middle" draw:auto-grow-height="false" fo:min-height="8.25cm" fo:min-width="7cm"/>
      <style:paragraph-properties fo:text-align="center"/>
    </style:style>
    <style:style style:name="Line_20_2" style:display-name="Line 2" style:family="graphic" style:parent-style-name="Shapes">
      <style:graphic-properties draw:stroke="solid" svg:stroke-width="0.025cm" svg:stroke-color="#808080" draw:marker-start-width="0.238cm" draw:marker-end-width="0.238cm" svg:stroke-linecap="round"/>
    </style:style>
    <style:style style:name="Text_20_A4_20_small" style:display-name="Text A4 small" style:family="graphic" style:parent-style-name="Text_20_A4">
      <style:graphic-properties draw:stroke="none" svg:stroke-color="#000000" draw:fill="none" draw:fill-color="#ffffff" draw:textarea-horizontal-align="right" draw:auto-grow-height="true" draw:auto-grow-width="true" fo:min-height="0cm" fo:min-width="0cm">
        <text:list-style style:name="Text_20_A4_20_small" style:display-name="Text A4 sma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5cm" fo:margin-right="0.05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text-transform="uppercase" fo:color="#333333" loext:opacity="100%" loext:color-lum-mod="100%" loext:color-lum-off="0%" style:text-outline="false" style:text-line-through-style="none" style:text-line-through-type="none" style:text-position="0% 100%" style:font-name="Roboto Condensed" fo:font-family="'Roboto Condensed'" style:font-style-name="Regular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family-asian="'Segoe UI'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sc" style:family="graphic" style:parent-style-name="Text_20_A4">
      <style:graphic-properties draw:stroke="solid" svg:stroke-width="0.05cm" svg:stroke-color="#333333" draw:marker-start-width="0.275cm" draw:marker-end-width="0.275cm" svg:stroke-linecap="round" draw:fill="solid" draw:fill-color="#333333" draw:fill-hatch-solid="false" draw:textarea-horizontal-align="left" draw:textarea-vertical-align="middle" fo:padding-top="0cm" fo:padding-left="0.1cm" fo:padding-right="0.1cm"/>
      <style:paragraph-properties>
        <style:tab-stops/>
      </style:paragraph-properties>
      <style:text-properties fo:color="#ffffff" loext:opacity="100%" loext:color-lum-mod="100%" loext:color-lum-off="0%" style:font-name="Roboto Mono Medium1" fo:font-family="'Roboto Mono Medium'" style:font-style-name="Regular" style:font-pitch="variable" fo:font-size="10pt" fo:font-weight="normal"/>
    </style:style>
    <style:style style:name="Cond" style:family="graphic" style:parent-style-name="Line_20_2">
      <style:graphic-properties draw:textarea-horizontal-align="justify" draw:textarea-vertical-align="middle" draw:auto-grow-height="false" fo:min-height="0.45cm" fo:min-width="0.4cm"/>
      <style:paragraph-properties fo:text-align="center"/>
      <style:text-properties fo:text-transform="uppercase" fo:color="#808080" loext:opacity="100%" loext:color-lum-mod="100%" loext:color-lum-off="0%" style:font-name="Noto Sans2" fo:font-family="'Noto Sans'" style:font-style-name="Regular" style:font-family-generic="swiss" style:font-pitch="variable" fo:font-size="9pt" fo:font-weight="normal"/>
    </style:style>
  </office:styles>
  <office:automatic-styles>
    <style:page-layout style:name="PM0">
      <style:page-layout-properties fo:margin-top="1.5cm" fo:margin-bottom="2cm" fo:margin-left="1.5cm" fo:margin-right="1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2T18:10:08.843000000</meta:creation-date>
    <meta:generator>LibreOffice/7.4.0.3$Windows_X86_64 LibreOffice_project/f85e47c08ddd19c015c0114a68350214f7066f5a</meta:generator>
    <dc:date>2022-09-02T23:24:04.414000000</dc:date>
    <meta:editing-duration>PT3H43M9S</meta:editing-duration>
    <meta:editing-cycles>192</meta:editing-cycles>
    <meta:document-statistic meta:object-count="121"/>
  </office:meta>
</office:document-meta>
</file>